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code-pro" svg:font-family="source-code-pro, Menlo, Monaco, 'Courier New', Courier, monospac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1.376cm" fo:orphans="2" fo:widows="2" fo:text-indent="0cm" style:auto-text-indent="false"/>
      <style:text-properties officeooo:paragraph-rsid="000938e4"/>
    </style:style>
    <style:style style:name="P2" style:family="paragraph" style:parent-style-name="Heading_20_1">
      <style:paragraph-properties fo:margin-left="0cm" fo:margin-right="0cm" fo:margin-top="0cm" fo:margin-bottom="0.847cm" style:contextual-spacing="false" fo:line-height="100%" fo:orphans="2" fo:widows="2" fo:text-indent="0cm" style:auto-text-indent="false"/>
      <style:text-properties fo:color="#2a6099" loext:opacity="100%" fo:font-weight="bold" officeooo:paragraph-rsid="000938e4"/>
    </style:style>
    <style:style style:name="P3" style:family="paragraph" style:parent-style-name="Heading_20_1">
      <style:paragraph-properties fo:margin-left="0cm" fo:margin-right="0cm" fo:margin-top="0cm" fo:margin-bottom="0cm" style:contextual-spacing="false" style:line-height-at-least="1.376cm" fo:orphans="2" fo:widows="2" fo:text-indent="0cm" style:auto-text-indent="false"/>
      <style:text-properties fo:font-size="15pt" officeooo:paragraph-rsid="000938e4" style:font-size-asian="15pt" style:font-size-complex="15pt"/>
    </style:style>
    <style:style style:name="P4" style:family="paragraph" style:parent-style-name="Heading_20_2">
      <style:text-properties fo:font-variant="normal" fo:text-transform="none" fo:color="#242424" loext:opacity="100%" style:font-name="sohne" fo:font-size="15pt" fo:letter-spacing="normal" fo:font-style="normal" fo:font-weight="normal" style:font-size-asian="14pt" style:font-size-complex="14pt"/>
    </style:style>
    <style:style style:name="P5" style:family="paragraph" style:parent-style-name="Heading_20_2">
      <style:paragraph-properties fo:margin-left="0cm" fo:margin-right="0cm" style:line-height-at-least="0.794cm" fo:orphans="2" fo:widows="2" fo:text-indent="0cm" style:auto-text-indent="false"/>
      <style:text-properties fo:font-variant="normal" fo:text-transform="none" fo:color="#242424" loext:opacity="100%" style:font-name="sohne" fo:font-size="14pt" fo:letter-spacing="normal" fo:font-style="normal" fo:font-weight="normal" style:font-size-asian="14pt" style:font-size-complex="14pt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424" loext:opacity="100%" style:font-name="sohne" fo:font-size="14pt" fo:letter-spacing="normal" fo:font-style="normal" fo:font-weight="bold" officeooo:rsid="00082b61" officeooo:paragraph-rsid="000938e4" style:font-size-asian="14pt" style:font-weight-asian="bold" style:font-size-complex="14pt" style:font-weight-complex="bold"/>
    </style:style>
    <style:style style:name="P7" style:family="paragraph" style:parent-style-name="Heading_20_2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0938e4"/>
    </style:style>
    <style:style style:name="P8" style:family="paragraph" style:parent-style-name="Preformatted_20_Text">
      <style:paragraph-properties fo:margin-left="0cm" fo:margin-right="0cm" style:line-height-at-least="0.794cm" fo:orphans="2" fo:widows="2" fo:text-indent="0cm" style:auto-text-indent="false"/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style:line-height-at-least="0.794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style:line-height-at-least="0.794cm" fo:orphans="2" fo:widows="2" fo:text-indent="0cm" style:auto-text-indent="false"/>
      <style:text-properties fo:font-variant="normal" fo:text-transform="none" fo:color="#242424" loext:opacity="100%" style:font-name="sohne" fo:font-size="15pt" fo:font-style="normal" fo:font-weight="bold"/>
    </style:style>
    <style:style style:name="P12" style:family="paragraph" style:parent-style-name="Text_20_body">
      <style:paragraph-properties fo:margin-left="0cm" fo:margin-right="0cm" style:line-height-at-least="0.794cm" fo:orphans="2" fo:widows="2" fo:text-indent="0cm" style:auto-text-indent="false"/>
      <style:text-properties fo:font-variant="normal" fo:text-transform="none" fo:color="#242424" loext:opacity="100%" style:font-name="sohne" fo:font-size="14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242424" loext:opacity="100%" style:font-name="source-code-pro" fo:font-size="12pt" fo:letter-spacing="normal" fo:font-style="normal" fo:font-weight="normal" style:font-size-asian="14pt" style:font-size-complex="14pt"/>
    </style:style>
    <style:style style:name="P14" style:family="paragraph" style:parent-style-name="Text_20_body">
      <style:text-properties fo:font-variant="normal" fo:text-transform="none" fo:color="#242424" loext:opacity="100%" style:font-name="source-code-pro" fo:font-size="12pt" fo:letter-spacing="normal" fo:font-style="normal" fo:font-weight="normal" officeooo:paragraph-rsid="00082b61" style:font-size-asian="14pt" style:font-size-complex="14pt"/>
    </style:style>
    <style:style style:name="P15" style:family="paragraph" style:parent-style-name="Text_20_body">
      <style:text-properties fo:font-variant="normal" fo:text-transform="none" fo:color="#242424" loext:opacity="100%" style:font-name="source-code-pro" fo:font-size="12pt" fo:letter-spacing="normal" fo:font-style="normal" fo:font-weight="normal" officeooo:paragraph-rsid="000938e4" style:font-size-asian="14pt" style:font-size-complex="14pt"/>
    </style:style>
    <style:style style:name="P16" style:family="paragraph" style:parent-style-name="Text_20_body">
      <style:paragraph-properties fo:margin-left="0cm" fo:margin-right="0cm" style:line-height-at-least="0.794cm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style:line-height-at-least="0.794cm" fo:orphans="2" fo:widows="2" fo:text-indent="0cm" style:auto-text-indent="false"/>
      <style:text-properties fo:font-size="12pt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.847cm" style:contextual-spacing="false" fo:line-height="100%" fo:orphans="2" fo:widows="2" fo:text-indent="0cm" style:auto-text-indent="false"/>
      <style:text-properties fo:color="#2a6099" loext:opacity="100%" fo:font-weight="bold" officeooo:paragraph-rsid="000938e4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1.376cm" fo:orphans="2" fo:widows="2" fo:text-indent="0cm" style:auto-text-indent="false"/>
      <style:text-properties officeooo:paragraph-rsid="000938e4"/>
    </style:style>
    <style:style style:name="P22" style:family="paragraph" style:parent-style-name="Text_20_body">
      <style:text-properties officeooo:paragraph-rsid="000938e4"/>
    </style:style>
    <style:style style:name="P23" style:family="paragraph" style:parent-style-name="Text_20_body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242424" loext:opacity="100%" style:font-name="sohne" fo:font-size="18pt" fo:font-style="normal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242424" loext:opacity="100%" style:font-name="sohne" fo:font-size="1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42424" loext:opacity="100%" style:font-name="sohne" fo:font-size="15pt" fo:letter-spacing="normal" fo:font-style="normal" fo:font-weight="normal" officeooo:rsid="00082b61" style:font-weight-asian="normal" style:font-weight-complex="normal"/>
    </style:style>
    <style:style style:name="T6" style:family="text">
      <style:text-properties fo:font-variant="normal" fo:text-transform="none" fo:color="#242424" loext:opacity="100%" style:font-name="sohne" fo:font-size="15pt" fo:letter-spacing="normal" fo:font-style="normal" fo:font-weight="normal" officeooo:rsid="000938e4" style:font-weight-asian="normal" style:font-weight-complex="normal"/>
    </style:style>
    <style:style style:name="T7" style:family="text">
      <style:text-properties fo:font-variant="normal" fo:text-transform="none" fo:color="#242424" loext:opacity="100%" style:font-name="sohne" fo:font-size="15pt" fo:letter-spacing="normal" fo:font-style="normal" fo:font-weight="normal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242424" loext:opacity="100%" style:font-name="sohne" fo:font-size="15pt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242424" loext:opacity="100%" style:font-name="sohne" fo:font-size="15pt" fo:letter-spacing="normal" fo:font-style="normal" style:text-underline-style="solid" style:text-underline-width="auto" style:text-underline-color="font-color" style:font-weight-asian="bold" style:font-weight-complex="bold"/>
    </style:style>
    <style:style style:name="T10" style:family="text">
      <style:text-properties fo:font-variant="normal" fo:text-transform="none" fo:color="#242424" loext:opacity="100%" style:font-name="sohne" fo:font-size="15pt" fo:font-style="normal" fo:font-weight="bold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242424" loext:opacity="100%" style:font-name="sohne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42424" loext:opacity="100%" style:font-name="sohne" fo:font-size="14pt" fo:font-style="normal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242424" loext:opacity="100%" style:font-name="sohne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242424" loext:opacity="100%" style:font-name="sohne" fo:font-size="13pt" fo:letter-spacing="normal" fo:font-style="normal" fo:font-weight="normal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242424" loext:opacity="100%" style:font-name="sohne" fo:font-size="13pt" fo:letter-spacing="normal" fo:font-style="normal" fo:font-weight="normal" officeooo:rsid="000938e4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242424" loext:opacity="100%" style:font-name="sohne" fo:font-size="13pt" fo:letter-spacing="normal" fo:font-style="normal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242424" loext:opacity="100%" style:font-name="sohne" fo:font-size="13pt" fo:letter-spacing="normal" fo:font-style="normal" officeooo:rsid="000938e4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fo:color="#242424" loext:opacity="100%" style:font-name="sohne" fo:font-size="13pt" fo:font-style="normal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242424" loext:opacity="100%" style:font-name="source-code-pro" fo:font-size="13pt" fo:letter-spacing="normal" fo:font-style="normal" fo:font-weight="bold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242424" loext:opacity="100%" style:font-name="source-code-pro" fo:font-size="13pt" fo:letter-spacing="normal" fo:font-style="normal" fo:font-weight="bold" officeooo:rsid="00082b61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242424" loext:opacity="100%" style:font-name="source-code-pro" fo:font-size="13pt" fo:letter-spacing="normal" fo:font-style="normal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242424" loext:opacity="100%" style:font-name="source-code-pro" fo:font-size="13pt" fo:letter-spacing="normal" fo:font-style="normal" style:text-underline-style="none" fo:font-weight="bold" officeooo:rsid="00082b61" style:font-size-asian="13pt" style:font-weight-asian="bold" style:font-size-complex="13pt" style:font-weight-complex="bold"/>
    </style:style>
    <style:style style:name="T23" style:family="text">
      <style:text-properties fo:font-variant="normal" fo:text-transform="none" fo:color="#242424" loext:opacity="100%" style:font-name="source-code-pro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sohne" fo:font-size="20pt" fo:font-style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5" style:family="text">
      <style:text-properties fo:font-variant="normal" fo:text-transform="none" fo:color="#000000" loext:opacity="100%" style:font-name="sohne" fo:font-size="18pt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000000" loext:opacity="100%" style:font-name="sohne" fo:font-size="18pt" fo:font-style="normal" fo:font-weight="bold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fo:color="#000000" loext:opacity="100%" style:font-name="sohne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loext:opacity="100%" style:font-name="sohne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loext:opacity="100%" style:font-name="sohne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loext:opacity="100%" style:font-name="sohne" fo:font-size="14pt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loext:opacity="100%" style:font-name="sohne" fo:font-size="14pt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loext:opacity="100%" style:font-name="sohne" fo:letter-spacing="normal" fo:font-style="normal" style:text-underline-style="none"/>
    </style:style>
    <style:style style:name="T33" style:family="text">
      <style:text-properties fo:font-variant="normal" fo:text-transform="none" fo:color="#000000" loext:opacity="100%" style:font-name="sohne" fo:letter-spacing="normal" fo:font-style="normal" style:text-underline-style="none" fo:font-weight="bold" style:font-weight-asian="bold" style:font-weight-complex="bold"/>
    </style:style>
    <style:style style:name="T34" style:family="text">
      <style:text-properties fo:font-variant="normal" fo:text-transform="none" fo:color="#000000" loext:opacity="100%" style:font-name="sohne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35" style:family="text">
      <style:text-properties fo:font-variant="normal" fo:text-transform="none" fo:color="#000000" loext:opacity="100%" style:font-name="sohne" fo:font-size="13pt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fo:color="#000000" loext:opacity="100%" style:font-name="sohne" fo:font-size="13pt" fo:font-style="normal" fo:font-weight="bold" style:font-size-asian="13pt" style:font-weight-asian="bold" style:font-size-complex="13pt" style:font-weight-complex="bold"/>
    </style:style>
    <style:style style:name="T37" style:family="text">
      <style:text-properties fo:font-variant="normal" fo:text-transform="none" fo:color="#000000" loext:opacity="100%" style:font-name="sohne" fo:font-size="13pt" fo:font-style="normal" fo:font-weight="bold" officeooo:rsid="000938e4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000000" loext:opacity="100%" style:font-name="sohne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loext:opacity="100%" style:font-name="sohne" fo:font-size="10.5pt" fo:letter-spacing="normal" fo:font-style="normal" style:text-underline-style="none" fo:font-weight="bold" style:font-size-asian="10.5pt" style:font-weight-asian="bold" style:font-size-complex="10.5pt" style:font-weight-complex="bold"/>
    </style:style>
    <style:style style:name="T40" style:family="text">
      <style:text-properties fo:font-variant="normal" fo:text-transform="none" fo:color="#000000" loext:opacity="100%" style:font-name="sohne" fo:font-size="9pt" fo:letter-spacing="normal" fo:font-style="normal" style:text-underline-style="none" fo:font-weight="bold" style:font-size-asian="9pt" style:font-weight-asian="bold" style:font-size-complex="9pt" style:font-weight-complex="bold"/>
    </style:style>
    <style:style style:name="T41" style:family="text">
      <style:text-properties fo:font-variant="normal" fo:text-transform="none" fo:color="#000000" loext:opacity="100%" style:font-name="sohne" fo:font-size="8pt" fo:letter-spacing="normal" fo:font-style="normal" style:text-underline-style="none" fo:font-weight="bold" style:font-size-asian="8pt" style:font-weight-asian="bold" style:font-size-complex="8pt" style:font-weight-complex="bold"/>
    </style:style>
    <style:style style:name="T42" style:family="text">
      <style:text-properties fo:font-variant="normal" fo:text-transform="none" fo:color="#000000" loext:opacity="100%" style:font-name="sohne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000000" loext:opacity="100%" style:font-name="sohne" fo:font-size="15pt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4" style:family="text">
      <style:text-properties fo:font-variant="normal" fo:text-transform="none" fo:color="#000000" loext:opacity="100%" style:font-name="sohne" fo:font-size="15pt" fo:font-style="normal" fo:font-weight="bold" style:font-size-asian="15pt" style:font-weight-asian="bold" style:font-size-complex="15pt" style:font-weight-complex="bold"/>
    </style:style>
    <style:style style:name="T45" style:family="text">
      <style:text-properties fo:font-variant="normal" fo:text-transform="none" style:font-name="sohne" fo:font-size="16pt" fo:font-style="normal" style:font-size-asian="16pt" style:font-weight-asian="bold" style:font-size-complex="16pt" style:font-weight-complex="bold"/>
    </style:style>
    <style:style style:name="T46" style:family="text">
      <style:text-properties fo:font-variant="normal" fo:text-transform="none" style:font-name="sohne" fo:font-size="18pt" fo:font-style="normal" style:font-weight-asian="bold" style:font-weight-complex="bold"/>
    </style:style>
    <style:style style:name="T47" style:family="text">
      <style:text-properties fo:font-variant="normal" fo:text-transform="none" style:font-name="sohne" fo:letter-spacing="normal" fo:font-style="normal" style:text-underline-style="none"/>
    </style:style>
    <style:style style:name="T48" style:family="text">
      <style:text-properties fo:font-variant="normal" fo:text-transform="none" fo:color="#2a6099" loext:opacity="100%" style:font-name="sohne" fo:font-size="18pt" fo:font-style="normal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font-variant="normal" fo:text-transform="none" fo:color="#2a6099" loext:opacity="100%" style:font-name="sohne" fo:font-size="16pt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0" style:family="text">
      <style:text-properties fo:font-variant="normal" fo:text-transform="none" fo:color="#2a6099" loext:opacity="100%" style:font-name="sohne" fo:font-style="normal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font-variant="normal" fo:text-transform="none" fo:color="#2a6099" loext:opacity="100%" style:font-name="sohne" fo:font-size="13pt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2" style:family="text">
      <style:text-properties fo:font-variant="normal" fo:text-transform="none" fo:color="#2a6099" loext:opacity="100%" style:font-name="sohne" fo:font-size="13pt" fo:font-style="normal" style:text-underline-style="solid" style:text-underline-width="auto" style:text-underline-color="font-color" style:font-size-asian="13pt" style:font-size-complex="13pt"/>
    </style:style>
    <style:style style:name="T53" style:family="text">
      <style:text-properties fo:font-variant="normal" fo:text-transform="none" fo:color="#2a6099" loext:opacity="100%" style:font-name="sohne" fo:font-size="13pt" fo:font-style="normal" style:font-size-asian="13pt" style:font-size-complex="13pt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letter-spacing="normal" fo:font-weight="normal" style:font-weight-asian="normal" style:font-weight-complex="normal"/>
    </style:style>
    <style:style style:name="T56" style:family="text">
      <style:text-properties style:font-name="source-code-pro" fo:font-size="13pt" fo:letter-spacing="normal" style:font-size-asian="13pt" style:font-weight-asian="bold" style:font-size-complex="13pt" style:font-weight-complex="bold"/>
    </style:style>
    <style:style style:name="T57" style:family="text">
      <style:text-properties style:font-name="source-code-pro" fo:font-size="13pt" fo:font-weight="bold" style:font-size-asian="13pt" style:font-weight-asian="bold" style:font-size-complex="13pt" style:font-weight-complex="bold"/>
    </style:style>
    <style:style style:name="T58" style:family="text">
      <style:text-properties style:font-name="source-code-pro" fo:font-size="13pt" style:text-underline-style="none" style:font-size-asian="13pt" style:font-size-complex="13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size-asian="14pt" style:font-weight-asian="bold" style:font-size-complex="14pt" style:font-weight-complex="bold"/>
    </style:style>
    <style:style style:name="T61" style:family="text">
      <style:text-properties fo:font-size="13pt" style:font-size-asian="13pt" style:font-weight-asian="bold" style:font-size-complex="13pt" style:font-weight-complex="bold"/>
    </style:style>
    <style:style style:name="T62" style:family="text">
      <style:text-properties fo:font-size="13pt" fo:letter-spacing="normal" fo:font-weight="normal" style:font-size-asian="13pt" style:font-weight-asian="normal" style:font-size-complex="13pt" style:font-weight-complex="normal"/>
    </style:style>
    <style:style style:name="T63" style:family="text">
      <style:text-properties fo:font-size="13pt" fo:font-weight="bold" style:font-size-asian="13pt" style:font-weight-asian="bold" style:font-size-complex="13pt" style:font-weight-complex="bold"/>
    </style:style>
    <style:style style:name="T64" style:family="text">
      <style:text-properties fo:font-size="13pt" fo:font-weight="bold" officeooo:rsid="00082b61" style:font-size-asian="13pt" style:font-weight-asian="bold" style:font-size-complex="13pt" style:font-weight-complex="bold"/>
    </style:style>
    <style:style style:name="T65" style:family="text">
      <style:text-properties style:font-weight-asian="normal" style:font-weight-complex="normal"/>
    </style:style>
    <style:style style:name="T66" style:family="text">
      <style:text-properties style:font-size-asian="14pt" style:font-weight-asian="normal" style:font-size-complex="14pt" style:font-weight-complex="normal"/>
    </style:style>
    <style:style style:name="T67" style:family="text">
      <style:text-properties fo:color="#000000" loext:opacity="100%" fo:font-size="14pt" style:font-size-asian="14pt" style:font-size-complex="14pt"/>
    </style:style>
    <style:style style:name="T68" style:family="text">
      <style:text-properties fo:color="#000000" loext:opacity="100%" fo:font-size="13pt" style:font-size-asian="13pt" style:font-size-complex="13pt"/>
    </style:style>
    <style:style style:name="T69" style:family="text">
      <style:text-properties fo:color="#000000" loext:opacity="100%" fo:font-size="12pt" style:font-size-asian="12pt" style:font-size-complex="12pt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color="#2a6099" loext:opacity="100%" style:font-name="sohne" fo:font-size="18pt" fo:font-weight="bold" style:font-size-asian="13pt" style:font-weight-asian="bold" style:font-size-complex="13pt" style:font-weight-complex="bold"/>
    </style:style>
    <style:style style:name="T72" style:family="text">
      <style:text-properties fo:color="#2a6099" loext:opacity="100%" style:font-name="sohne" fo:font-size="18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73" style:family="text">
      <style:text-properties fo:color="#2a6099" loext:opacity="100%" style:font-name="sohne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2a6099" loext:opacity="100%" style:font-name="sohne" fo:font-size="16pt" fo:font-weight="bold" officeooo:rsid="00082b61" style:font-size-asian="16pt" style:font-weight-asian="bold" style:font-size-complex="16pt" style:font-weight-complex="bold"/>
    </style:style>
    <style:style style:name="T75" style:family="text">
      <style:text-properties fo:color="#2a6099" loext:opacity="100%" style:font-name="sohn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6" style:family="text">
      <style:text-properties fo:color="#2a6099" loext:opacity="100%" style:font-name="sohne" fo:font-size="16pt" style:text-underline-style="solid" style:text-underline-width="auto" style:text-underline-color="font-color" fo:font-weight="bold" officeooo:rsid="00082b61" style:font-size-asian="16pt" style:font-weight-asian="bold" style:font-size-complex="16pt" style:font-weight-complex="bold"/>
    </style:style>
    <style:style style:name="T77" style:family="text">
      <style:text-properties style:font-name="sohne" fo:font-size="14pt" style:text-underline-style="none" fo:font-weight="bold" style:font-weight-asian="bold" style:font-weight-complex="bold"/>
    </style:style>
    <style:style style:name="T78" style:family="text">
      <style:text-properties style:font-name="sohne" fo:font-size="14pt" style:text-underline-style="none" style:font-weight-asian="normal" style:font-weight-complex="normal"/>
    </style:style>
    <style:style style:name="T79" style:family="text">
      <style:text-properties style:font-name="sohne" fo:font-size="14pt"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style:font-name="sohne" style:text-underline-style="none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74c7"/><text:span text:style-name="T3"><text:s text:c="21"/></text:span><text:span text:style-name="T10"><text:s/></text:span><text:span text:style-name="T43">NFS server and client </text:span><text:span text:style-name="T44"><text:s/></text:span></text:h>
      <text:h text:style-name="P3" text:outline-level="1"><text:span text:style-name="T50">Setting Up the Host Machine -</text:span></text:h>
      <text:p text:style-name="P21"><text:span text:style-name="T51"/></text:p>
      <text:h text:style-name="P2" text:outline-level="1"><text:bookmark text:name="5d25"/><text:span text:style-name="T9">Step 1:</text:span><text:span text:style-name="T8"> </text:span><text:span text:style-name="T4">Inst</text:span><text:span text:style-name="T5">a</text:span><text:span text:style-name="T4">ll NFS Kernel Server</text:span><text:bookmark text:name="13c8"/><text:span text:style-name="T4">-</text:span></text:h>
      <text:p text:style-name="P20"><text:span text:style-name="T6"><text:s text:c="17"/></text:span><text:span text:style-name="T17"><text:s text:c="3"/></text:span><text:span text:style-name="T16">sudo apt-get update</text:span></text:p>
      <text:p text:style-name="P9"><text:bookmark text:name="8227"/><text:span text:style-name="T61"><text:s text:c="21"/></text:span><text:span text:style-name="T63"><text:s text:c="2"/>sudo apt install nfs-kernel-server</text:span></text:p>
      <text:h text:style-name="P5" text:outline-level="2"><text:bookmark text:name="9e08"/><text:span text:style-name="T2">Step 2:</text:span><text:span text:style-name="T59"> </text:span><text:span text:style-name="T65">Create the Export Directory -</text:span></text:h>
      <text:p text:style-name="P12"><text:span text:style-name="T66"><text:s text:c="21"/></text:span><text:span text:style-name="T60"><text:s/></text:span><text:bookmark text:name="7eff"/><text:span text:style-name="T57">sudo mkdir -p /mnt/sharedfolder</text:span></text:p>
      <text:p text:style-name="P16"><text:span text:style-name="T19"><text:s text:c="16"/></text:span><text:bookmark text:name="2984"/><text:span text:style-name="T19">sudo chown nobody:nogroup /mnt/sharedfolder</text:span></text:p>
      <text:p text:style-name="P8"><text:bookmark text:name="e6d7"/><text:span text:style-name="T63"><text:s text:c="21"/>sudo chmod 777 /mnt/sharedfolder</text:span></text:p>
      <text:h text:style-name="P5" text:outline-level="2"><text:bookmark text:name="5979"/><text:span text:style-name="T2">Step 3: </text:span><text:span text:style-name="T65">Assign server access to client(s) through NFS export file -</text:span></text:h>
      <text:p text:style-name="P17"><text:span text:style-name="T23"><text:s text:c="29"/></text:span><text:span text:style-name="T19">sudo </text:span><text:span text:style-name="T20">vim </text:span><text:span text:style-name="T19">/etc/exports</text:span></text:p>
      <text:p text:style-name="P10"><text:bookmark text:name="03f4"/><text:span text:style-name="T19"><text:s text:c="7"/>/</text:span><text:span text:style-name="T20">m</text:span><text:span text:style-name="T19">nt/sharedfolder &lt; client_IP &gt;(rw,sync,no_subtree_check)</text:span></text:p>
      <text:h text:style-name="P4" text:outline-level="2"><text:bookmark text:name="212f"/><text:span text:style-name="T2">Step 4:</text:span><text:span text:style-name="T1"> </text:span>Export the shared directory</text:h>
      <text:p text:style-name="P13"><text:s text:c="32"/><text:span text:style-name="T63">sudo exportfs -a</text:span></text:p>
      <text:p text:style-name="P14"><text:span text:style-name="T63"><text:s text:c="13"/>sudo systemctl restart nfs-kernel-serv</text:span><text:span text:style-name="T64">er</text:span></text:p>
      <text:p text:style-name="P14"><text:span text:style-name="T64"/></text:p>
      <text:p text:style-name="P15"><text:bookmark text:name="3f9a11"/><text:span text:style-name="T75">Setting Up the </text:span><text:span text:style-name="T76">Client</text:span><text:span text:style-name="T75"> Machine</text:span><text:span text:style-name="T72"> -</text:span></text:p>
      <text:p text:style-name="P15"><text:bookmark text:name="c8e11"/><text:span text:style-name="T79">Step 1: </text:span><text:span text:style-name="T78">Install NFS Common -</text:span></text:p>
      <text:p text:style-name="P22"><text:bookmark text:name="fadb"/><text:span text:style-name="T13"><text:s text:c="23"/>sudo apt-get install nfs-common</text:span></text:p>
      <text:h text:style-name="P6" text:outline-level="2"><text:bookmark text:name="07c9"/><text:span text:style-name="T1">Step 2:</text:span><text:span text:style-name="T81"> </text:span><text:span text:style-name="T82">Create a mount point for the NFS host’s shared folder -</text:span></text:h>
      <text:h text:style-name="P7" text:outline-level="2"><text:span text:style-name="T22"><text:s text:c="19"/>sudo mkdir -p /mnt/sharedfolder</text:span></text:h>
      <text:p text:style-name="P22"><text:bookmark text:name="4fa5"/><text:span text:style-name="T29">Step 3:</text:span><text:span text:style-name="T27"> </text:span><text:span text:style-name="T28">Mount the shared directory on the client -</text:span></text:p>
      <text:p text:style-name="P22"><text:bookmark text:name="e6b5"/><text:span text:style-name="T34"><text:s/></text:span><text:span text:style-name="T38">sudo mount &lt; nfs_server_IP &gt;:/mnt/sharedfolder /mnt/sharedfolder</text:span></text:p>
      <text:p text:style-name="P18"/>
      <text:p text:style-name="P19"><text:soft-page-break/><text:span text:style-name="T32"/></text:p>
      <text:p text:style-name="P23"><text:bookmark text:name="c8e1"/><text:bookmark text:name="3f9a1"/><text:span text:style-name="T47"/></text:p>
      <text:p text:style-name="Text_20_body"><text:span text:style-name="T69"><text:line-break/></text:span><text:span text:style-name="T70"><text:line-break/></text:span></text:p>
      <text:p text:style-name="Text_20_body"><text:line-break/></text:p>
      <text:p text:style-name="P8"><text:span text:style-name="T63"/></text:p>
      <text:p text:style-name="Text_20_body"><text:line-break/></text:p>
      <text:p text:style-name="Text_20_body"><text:line-break/></text:p>
      <text:p text:style-name="P11"><text:span text:style-name="T55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5:55:18.245183360</meta:creation-date>
    <meta:editing-cycles>2</meta:editing-cycles>
    <dc:date>2023-10-07T16:30:35.372163880</dc:date>
    <meta:editing-duration>PT1M34S</meta:editing-duration>
    <meta:document-statistic meta:table-count="0" meta:image-count="0" meta:object-count="0" meta:page-count="2" meta:paragraph-count="26" meta:word-count="123" meta:character-count="1069" meta:non-whitespace-character-count="713"/>
    <meta:generator>LibreOffice/7.3.7.2$Linux_X86_64 LibreOffice_project/30$Build-2</meta:generator>
  </office:meta>
</office:document-meta>
</file>